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24ed1" officeooo:paragraph-rsid="00024ed1"/>
    </style:style>
    <style:style style:name="P2" style:family="paragraph" style:parent-style-name="Standard">
      <style:paragraph-properties fo:text-align="start" style:justify-single-word="false"/>
      <style:text-properties officeooo:rsid="00024ed1" officeooo:paragraph-rsid="00024ed1"/>
    </style:style>
    <style:style style:name="P3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officeooo:rsid="00024ed1" officeooo:paragraph-rsid="00024ed1" style:font-size-asian="16pt" style:font-size-complex="16pt"/>
    </style:style>
    <style:style style:name="P4" style:family="paragraph" style:parent-style-name="Standard">
      <style:paragraph-properties fo:text-align="start" style:justify-single-word="false"/>
      <style:text-properties officeooo:rsid="00036830" officeooo:paragraph-rsid="00036830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officeooo:rsid="00036830"/>
    </style:style>
    <style:style style:name="T3" style:family="text">
      <style:text-properties officeooo:rsid="0003c82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Compte rendu de réunion</text:p>
      <text:p text:style-name="P1"/>
      <text:p text:style-name="P2"><text:span text:style-name="T1">Date de la réunion</text:span>:04/10/2022</text:p>
      <text:p text:style-name="P2"><text:span text:style-name="T1">Participants</text:span> : Dufaud Maxence(professionel),Parageau Mathias (professionnel),Seux Mylan(professionel) <text:s text:c="17"/>Izorche thibault (client),Morel Remi(client)</text:p>
      <text:p text:style-name="P2"><text:span text:style-name="T1">Lieu </text:span>: Lycée Saint-Denis</text:p>
      <text:p text:style-name="P2"/>
      <text:p text:style-name="P2"/>
      <text:p text:style-name="P2">Sujets abordées :</text:p>
      <text:p text:style-name="P2">-début de la maquette du site.</text:p>
      <text:p text:style-name="P2">-présentation du planning du site ainsi que de la carte du parc avec les animaux.</text:p>
      <text:p text:style-name="P2">-<text:span text:style-name="T2">présentation des codes QR pour les places pour le parc ainsi que la génération de ce dernier </text:span></text:p>
      <text:p text:style-name="P2"/>
      <text:p text:style-name="P4">éléments à modifier :</text:p>
      <text:p text:style-name="P4">-meilleur moyen de repère pour la carte du parc avec une zone illustrant où ce situe l’animal en question à coter de sa présentation</text:p>
      <text:p text:style-name="P4"/>
      <text:p text:style-name="P4"/>
      <text:p text:style-name="P4">Prochaine réunion <text:span text:style-name="T3">Le11/10/2022 à 11h au Lycée saint-denis</text:span></text:p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0-04T11:10:03.482000000</meta:creation-date>
    <dc:date>2022-10-04T11:38:27.302000000</dc:date>
    <meta:editing-duration>PT2M33S</meta:editing-duration>
    <meta:editing-cycles>1</meta:editing-cycles>
    <meta:document-statistic meta:table-count="0" meta:image-count="0" meta:object-count="0" meta:page-count="1" meta:paragraph-count="11" meta:word-count="100" meta:character-count="671" meta:non-whitespace-character-count="564"/>
    <meta:generator>LibreOffice/7.3.2.2$Windows_X86_64 LibreOffice_project/49f2b1bff42cfccbd8f788c8dc32c1c309559be0</meta:generator>
  </office:meta>
</office:document-meta>
</file>